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0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7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39" calcext:value-type="float">
            <text:p>139</text:p>
          </table:table-cell>
          <table:table-cell/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98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9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0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45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4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1:46:36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01T23:56:53.259000000</dc:date>
    <meta:editing-duration>P38DT3H34M</meta:editing-duration>
    <meta:editing-cycles>964</meta:editing-cycles>
    <meta:generator>LibreOffice/5.2.6.2$Windows_x86 LibreOffice_project/a3100ed2409ebf1c212f5048fbe377c281438fdc</meta:generator>
    <dc:creator>James Petts</dc:creator>
    <meta:document-statistic meta:table-count="3" meta:cell-count="3386" meta:object-count="0"/>
  </office:meta>
</office:document-meta>
</file>